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wContainerComponent.handleExchange( Endpoint endpoint , MessageExchange exchange , boolean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Component.prepareShutdown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